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2 sccm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band gap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2.49" calcext:value-type="float">
            <text:p>2.49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2.58" calcext:value-type="float">
            <text:p>2.58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2.66" calcext:value-type="float">
            <text:p>2.6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2.72" calcext:value-type="float">
            <text:p>2.7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3" calcext:value-type="float">
            <text:p>453</text:p>
          </table:table-cell>
          <table:table-cell office:value-type="float" office:value="2.96" calcext:value-type="float">
            <text:p>2.9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float" office:value="3.13" calcext:value-type="float">
            <text:p>3.13</text:p>
          </table:table-cell>
          <table:table-cell office:value-type="float" office:value="6.37" calcext:value-type="float">
            <text:p>6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1:37:16.106649258</meta:creation-date>
    <dc:date>2015-01-21T13:04:33.394686076</dc:date>
    <meta:editing-duration>PT1H17M36S</meta:editing-duration>
    <meta:editing-cycles>4</meta:editing-cycles>
    <meta:generator>LibreOffice/4.2.7.2$Linux_X86_64 LibreOffice_project/420m0$Build-2</meta:generator>
    <meta:document-statistic meta:table-count="1" meta:cell-count="35" meta:object-count="0"/>
  </office:meta>
</office:document-meta>
</file>